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style:text-underline-style="none"/>
    </style:style>
    <style:style style:name="P2" style:family="paragraph" style:parent-style-name="Standard">
      <style:text-properties fo:color="#000000" style:text-underline-style="non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underline-style="none"/>
    </style:style>
    <style:style style:name="T1" style:family="text">
      <style:text-properties fo:color="#f8f8f8" style:font-name="Consolas" fo:font-size="10pt" style:font-size-asian="10pt"/>
    </style:style>
    <style:style style:name="T2" style:family="text">
      <style:text-properties fo:color="#f8f8f8" style:font-name="Consolas" fo:font-size="10pt" style:text-underline-style="solid" style:text-underline-width="auto" style:text-underline-color="font-color" style:font-size-asian="10pt"/>
    </style:style>
    <style:style style:name="T3" style:family="text">
      <style:text-properties fo:color="#f9ee98" style:font-name="Consolas" fo:font-size="10pt" style:font-size-asian="10pt"/>
    </style:style>
    <style:style style:name="T4" style:family="text">
      <style:text-properties fo:color="#f9ee98" style:font-name="Consolas" fo:font-size="10pt" style:text-underline-style="solid" style:text-underline-width="auto" style:text-underline-color="font-color" style:font-size-asian="10pt"/>
    </style:style>
    <style:style style:name="T5" style:family="text">
      <style:text-properties fo:color="#cda869" style:font-name="Consolas" fo:font-size="10pt" style:text-underline-style="solid" style:text-underline-width="auto" style:text-underline-color="font-color" style:font-size-asian="10pt"/>
    </style:style>
    <style:style style:name="T6" style:family="text">
      <style:text-properties fo:color="#cda869" style:font-name="Consolas" fo:font-size="10pt" style:font-size-asian="10pt"/>
    </style:style>
    <style:style style:name="T7" style:family="text">
      <style:text-properties fo:color="#8f9d6a" style:font-name="Consolas" fo:font-size="10pt" style:text-underline-style="solid" style:text-underline-width="auto" style:text-underline-color="font-color" style:font-size-asian="10pt"/>
    </style:style>
    <style:style style:name="T8" style:family="text">
      <style:text-properties fo:color="#8f9d6a" style:font-name="Consolas" fo:font-size="10pt" style:font-size-asian="10pt"/>
    </style:style>
    <style:style style:name="T9" style:family="text">
      <style:text-properties fo:color="#7587a6" style:font-name="Consolas" fo:font-size="10pt" style:text-underline-style="solid" style:text-underline-width="auto" style:text-underline-color="font-color" style:font-size-asian="10pt"/>
    </style:style>
    <style:style style:name="T10" style:family="text">
      <style:text-properties fo:color="#cf6a4c" style:font-name="Consolas" fo:font-size="10pt" style:text-underline-style="solid" style:text-underline-width="auto" style:text-underline-color="font-color" style:font-size-asian="10pt"/>
    </style:style>
    <style:style style:name="T11" style:family="text">
      <style:text-properties fo:color="#9b859d" style:font-name="Consolas" fo:font-size="10pt" style:text-underline-style="solid" style:text-underline-width="auto" style:text-underline-color="font-color" style:font-size-asian="10pt"/>
    </style:style>
    <style:style style:name="T12" style:family="text">
      <style:text-properties fo:color="#9b703f" style:font-name="Consolas" fo:font-size="10pt" style:font-size-asian="10pt"/>
    </style:style>
    <style:style style:name="T13" style:family="text">
      <style:text-properties style:font-name="Consolas" fo:font-size="10pt" style:font-size-asian="10pt"/>
    </style:style>
    <style:style style:name="T14" style:family="text">
      <style:text-properties style:font-name="Consolas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pan text:style-name="T13">(function() {</text:span></text:p>
      <text:p text:style-name="P3"><text:span text:style-name="T13"><text:s text:c="4"/>var e = new PatternLock("#createPattern", {</text:span></text:p>
      <text:p text:style-name="P3"><text:span text:style-name="T13"><text:s text:c="12"/>onDraw: function(e) {</text:span></text:p>
      <text:p text:style-name="P3"><text:span text:style-name="T13"><text:s text:c="16"/>[t, n, r, i].forEach(function(t) {</text:span></text:p>
      <text:p text:style-name="P3"><text:span text:style-name="T13"><text:s text:c="20"/>t.checkForPattern(e, function() {</text:span></text:p>
      <text:p text:style-name="P3"><text:span text:style-name="T13"><text:s text:c="24"/>alert("Hoorey")</text:span></text:p>
      <text:p text:style-name="P3"><text:span text:style-name="T13"><text:s text:c="20"/>})</text:span></text:p>
      <text:p text:style-name="P3"><text:span text:style-name="T13"><text:s text:c="16"/>})</text:span></text:p>
      <text:p text:style-name="P3"><text:span text:style-name="T13"><text:s text:c="12"/>}</text:span></text:p>
      <text:p text:style-name="P3"><text:span text:style-name="T13"><text:s text:c="8"/>}),</text:span></text:p>
      <text:p text:style-name="P3"><text:span text:style-name="T13"><text:s text:c="8"/>t = new PatternLock("#patternHolder1"),</text:span></text:p>
      <text:p text:style-name="P3"><text:span text:style-name="T13"><text:s text:c="8"/>n = new PatternLock("#patternHolder2", {</text:span></text:p>
      <text:p text:style-name="P3"><text:span text:style-name="T13"><text:s text:c="12"/>lineOnMove: !1</text:span></text:p>
      <text:p text:style-name="P3"><text:span text:style-name="T13"><text:s text:c="8"/>}),</text:span></text:p>
      <text:p text:style-name="P3"><text:span text:style-name="T13"><text:s text:c="8"/>r = new PatternLock("#patternHolder3", {</text:span></text:p>
      <text:p text:style-name="P3"><text:span text:style-name="T13"><text:s text:c="12"/>patternVisible: !1</text:span></text:p>
      <text:p text:style-name="P3"><text:span text:style-name="T13"><text:s text:c="8"/>}),</text:span></text:p>
      <text:p text:style-name="P3"><text:span text:style-name="T13"><text:s text:c="8"/>i = window.lock4 = new PatternLock("#patternHolder4", {</text:span></text:p>
      <text:p text:style-name="P3"><text:span text:style-name="T13"><text:s text:c="12"/>radius: 30,</text:span></text:p>
      <text:p text:style-name="P3"><text:span text:style-name="T13"><text:s text:c="12"/>margin: 20</text:span></text:p>
      <text:p text:style-name="P3"><text:span text:style-name="T13"><text:s text:c="8"/>}),</text:span></text:p>
      <text:p text:style-name="P3"><text:span text:style-name="T13"><text:s text:c="8"/>s = new PatternLock("#patternHolder5", {</text:span></text:p>
      <text:p text:style-name="P3"><text:span text:style-name="T13"><text:s text:c="12"/>matrix: [4, 4],</text:span></text:p>
      <text:p text:style-name="P3"><text:span text:style-name="T13"><text:s text:c="12"/>initialPattern: [1, 2, 3]</text:span></text:p>
      <text:p text:style-name="P3"><text:span text:style-name="T13"><text:s text:c="8"/>}),</text:span></text:p>
      <text:p text:style-name="P3"><text:span text:style-name="T13"><text:s text:c="8"/>o = new PatternLock("#patternHolder6", {</text:span></text:p>
      <text:p text:style-name="P3"><text:span text:style-name="T13"><text:s text:c="12"/>mapper: function(e) {</text:span></text:p>
      <text:p text:style-name="P3"><text:span text:style-name="T13"><text:s text:c="16"/>return e % 9 + 1</text:span></text:p>
      <text:p text:style-name="P3"><text:span text:style-name="T13"><text:s text:c="12"/>},</text:span></text:p>
      <text:p text:style-name="P3"><text:span text:style-name="T13"><text:s text:c="12"/>onDraw: function(e) {</text:span></text:p>
      <text:p text:style-name="P3"><text:span text:style-name="T13"><text:s text:c="16"/>alert(e)</text:span></text:p>
      <text:p text:style-name="P3"><text:span text:style-name="T13"><text:s text:c="12"/>}</text:span></text:p>
      <text:p text:style-name="P3"><text:span text:style-name="T13"><text:s text:c="8"/>})</text:span></text:p>
      <text:p text:style-name="P3"><text:span text:style-name="T13">})();</text:span></text:p>
      <text:p text:style-name="P3"><text:span text:style-name="T13">(function() {</text:span></text:p>
      <text:p text:style-name="P3"><text:span text:style-name="T13"><text:s text:c="4"/>function r() {</text:span></text:p>
      <text:p text:style-name="P3"><text:span text:style-name="T13"><text:s text:c="8"/>$.ajax({</text:span></text:p>
      <text:p text:style-name="P3"><text:span text:style-name="T13"><text:s text:c="12"/>url: "http://patterncaptcha.herokuapp.com/api/getPattern",</text:span></text:p>
      <text:p text:style-name="P3"><text:span text:style-name="T13"><text:s text:c="12"/>type: "get",</text:span></text:p>
      <text:p text:style-name="P3"><text:span text:style-name="T13"><text:s text:c="12"/>dataType: "json",</text:span></text:p>
      <text:p text:style-name="P3"><text:span text:style-name="T13"><text:s text:c="12"/>crossDomain: !0,</text:span></text:p>
      <text:p text:style-name="P3"><text:span text:style-name="T13"><text:s text:c="12"/>success: function(r) {</text:span></text:p>
      <text:p text:style-name="P3"><text:span text:style-name="T13"><text:s text:c="16"/>e = r.id;</text:span></text:p>
      <text:p text:style-name="P3"><text:span text:style-name="T13"><text:s text:c="16"/>var i = r.matrix,</text:span></text:p>
      <text:p text:style-name="P3"><text:span text:style-name="T13"><text:s text:c="20"/>s = r.imageData;</text:span></text:p>
      <text:p text:style-name="P3"><text:span text:style-name="T13"><text:s text:c="16"/>n ? n.option("matrix", i) : n = new PatternLock("#patternUI", {</text:span></text:p>
      <text:p text:style-name="P3"><text:span text:style-name="T13"><text:s text:c="20"/>matrix: i,</text:span></text:p>
      <text:p text:style-name="P3"><text:span text:style-name="T13"><text:s text:c="20"/>radius: 20,</text:span></text:p>
      <text:p text:style-name="P3"><text:span text:style-name="T13"><text:s text:c="20"/>margin: 15<text:tab/></text:span></text:p>
      <text:p text:style-name="P3"><text:span text:style-name="T13"><text:s text:c="16"/>}), t.html('&lt;img src="' + s + '" id="patternImage" /&gt;')</text:span></text:p>
      <text:p text:style-name="P3"><text:span text:style-name="T13"><text:s text:c="12"/>}</text:span></text:p>
      <text:p text:style-name="P3"><text:span text:style-name="T13"><text:s text:c="8"/>})</text:span></text:p>
      <text:p text:style-name="P3"><text:span text:style-name="T13"><text:s text:c="4"/>}</text:span></text:p>
      <text:p text:style-name="P3"><text:span text:style-name="T13"><text:s text:c="4"/>var e, t = $("#patternCaptcha"),</text:span></text:p>
      <text:p text:style-name="P3"><text:span text:style-name="T13"><text:s text:c="8"/>n;</text:span></text:p>
      <text:p text:style-name="P3"><text:span text:style-name="T13"><text:s text:c="4"/>r(), $("#refreshCaptcha").click(function() {</text:span></text:p>
      <text:p text:style-name="P3"><text:soft-page-break/><text:span text:style-name="T13"><text:s text:c="8"/>r()</text:span></text:p>
      <text:p text:style-name="P3"><text:span text:style-name="T13"><text:s text:c="4"/>}), $("#submitCaptcha").click(function() {</text:span></text:p>
      <text:p text:style-name="P3"><text:span text:style-name="T13"><text:s text:c="8"/>$.ajax({</text:span></text:p>
      <text:p text:style-name="P3"><text:span text:style-name="T13"><text:s text:c="12"/>url: "http://patterncaptcha.herokuapp.com/api/checkPattern",</text:span></text:p>
      <text:p text:style-name="P3"><text:span text:style-name="T13"><text:s text:c="12"/>type: "get",</text:span></text:p>
      <text:p text:style-name="P3"><text:span text:style-name="T13"><text:s text:c="12"/>dataType: "json",</text:span></text:p>
      <text:p text:style-name="P3"><text:span text:style-name="T13"><text:s text:c="12"/>data: {</text:span></text:p>
      <text:p text:style-name="P3"><text:span text:style-name="T13"><text:s text:c="16"/>patternId: e,</text:span></text:p>
      <text:p text:style-name="P3"><text:span text:style-name="T13"><text:s text:c="16"/>pattern: n.getPattern()</text:span></text:p>
      <text:p text:style-name="P3"><text:span text:style-name="T13"><text:s text:c="12"/>},</text:span></text:p>
      <text:p text:style-name="P3"><text:span text:style-name="T13"><text:s text:c="12"/>crossDomain: !0,</text:span></text:p>
      <text:p text:style-name="P3"><text:span text:style-name="T13"><text:s text:c="12"/>success: function(e) {</text:span></text:p>
      <text:p text:style-name="P3"><text:span text:style-name="T13"><text:s text:c="16"/>alert(e.message), r()</text:span></text:p>
      <text:p text:style-name="P3"><text:span text:style-name="T13"><text:s text:c="12"/>}</text:span></text:p>
      <text:p text:style-name="P3"><text:span text:style-name="T13"><text:s text:c="8"/>})</text:span></text:p>
      <text:p text:style-name="P3"><text:span text:style-name="T13"><text:s text:c="4"/>})</text:span></text:p>
      <text:p text:style-name="P3"><text:span text:style-name="T13">})()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7T12:27:00.149000000</meta:creation-date>
    <meta:generator>LibreOffice/4.2.4.2$Windows_x86 LibreOffice_project/63150712c6d317d27ce2db16eb94c2f3d7b699f8</meta:generator>
    <dc:date>2014-09-07T12:27:54.152000000</dc:date>
    <meta:editing-duration>P0D</meta:editing-duration>
    <meta:editing-cycles>1</meta:editing-cycles>
    <meta:document-statistic meta:table-count="0" meta:image-count="0" meta:object-count="0" meta:page-count="2" meta:paragraph-count="73" meta:word-count="184" meta:character-count="2096" meta:non-whitespace-character-count="1180"/>
  </office:meta>
</office:document-meta>
</file>